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ErrorRate</text:p>
          </table:table-cell>
          <table:table-cell/>
          <table:table-cell office:value-type="string" calcext:value-type="string">
            <text:p>DateRate(Kbytes/s)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PackageSize</text:p>
          </table:table-cell>
          <table:table-cell/>
          <table:table-cell office:value-type="string" calcext:value-type="string">
            <text:p>DataRate(Kbytes/s)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/>
          <table:table-cell office:value-type="float" office:value="8544.3" calcext:value-type="float">
            <text:p>8544.3</text:p>
          </table:table-cell>
          <table:table-cell/>
          <table:table-cell table:formula="of:=([.C2]+[.C3]+[.C4]+[.C5]+[.C6])/5" office:value-type="float" office:value="8497.268" calcext:value-type="float">
            <text:p>8497.26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10851" calcext:value-type="float">
            <text:p>10851</text:p>
          </table:table-cell>
          <table:table-cell table:number-columns-repeated="2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/>
          <table:table-cell office:value-type="float" office:value="8417.99" calcext:value-type="float">
            <text:p>8417.99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float" office:value="10074" calcext:value-type="float">
            <text:p>10074</text:p>
          </table:table-cell>
          <table:table-cell table:number-columns-repeated="2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/>
          <table:table-cell office:value-type="float" office:value="8749.34" calcext:value-type="float">
            <text:p>8749.3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float" office:value="8598" calcext:value-type="float">
            <text:p>8598</text:p>
          </table:table-cell>
          <table:table-cell table:number-columns-repeated="2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/>
          <table:table-cell office:value-type="float" office:value="8245.04" calcext:value-type="float">
            <text:p>8245.0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float" office:value="9938" calcext:value-type="float">
            <text:p>9938</text:p>
          </table:table-cell>
          <table:table-cell table:number-columns-repeated="2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/>
          <table:table-cell office:value-type="float" office:value="8529.67" calcext:value-type="float">
            <text:p>8529.67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float" office:value="11138" calcext:value-type="float">
            <text:p>1113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/>
          <table:table-cell office:value-type="float" office:value="7778.46" calcext:value-type="float">
            <text:p>7778.46</text:p>
          </table:table-cell>
          <table:table-cell/>
          <table:table-cell table:formula="of:=([.C8]+[.C9]+[.C10]+[.C11]+[.C12])/5" office:value-type="float" office:value="7926.89" calcext:value-type="float">
            <text:p>7926.8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63206" calcext:value-type="float">
            <text:p>63206</text:p>
          </table:table-cell>
          <table:table-cell table:number-columns-repeated="2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/>
          <table:table-cell office:value-type="float" office:value="7715.22" calcext:value-type="float">
            <text:p>7715.2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office:value-type="float" office:value="59495" calcext:value-type="float">
            <text:p>59495</text:p>
          </table:table-cell>
          <table:table-cell table:number-columns-repeated="2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/>
          <table:table-cell office:value-type="float" office:value="8316.13" calcext:value-type="float">
            <text:p>8316.13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office:value-type="float" office:value="52727" calcext:value-type="float">
            <text:p>52727</text:p>
          </table:table-cell>
          <table:table-cell table:number-columns-repeated="2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/>
          <table:table-cell office:value-type="float" office:value="7891.38" calcext:value-type="float">
            <text:p>7891.38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office:value-type="float" office:value="64501" calcext:value-type="float">
            <text:p>64501</text:p>
          </table:table-cell>
          <table:table-cell table:number-columns-repeated="2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/>
          <table:table-cell office:value-type="float" office:value="7933.26" calcext:value-type="float">
            <text:p>7933.26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office:value-type="float" office:value="54906" calcext:value-type="float">
            <text:p>5490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/>
          <table:table-cell office:value-type="float" office:value="7066.06" calcext:value-type="float">
            <text:p>7066.06</text:p>
          </table:table-cell>
          <table:table-cell/>
          <table:table-cell table:formula="of:=([.C14]+[.C15]+[.C16]+[.C17]+[.C18])/5" office:value-type="float" office:value="7144.264" calcext:value-type="float">
            <text:p>7144.264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office:value-type="float" office:value="56090" calcext:value-type="float">
            <text:p>56090</text:p>
          </table:table-cell>
          <table:table-cell table:number-columns-repeated="2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/>
          <table:table-cell office:value-type="float" office:value="7364.58" calcext:value-type="float">
            <text:p>7364.58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/>
          <table:table-cell office:value-type="float" office:value="55881" calcext:value-type="float">
            <text:p>55881</text:p>
          </table:table-cell>
          <table:table-cell table:number-columns-repeated="2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/>
          <table:table-cell office:value-type="float" office:value="6994.97" calcext:value-type="float">
            <text:p>6994.97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/>
          <table:table-cell office:value-type="float" office:value="53626" calcext:value-type="float">
            <text:p>53626</text:p>
          </table:table-cell>
          <table:table-cell table:number-columns-repeated="2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/>
          <table:table-cell office:value-type="float" office:value="7380.03" calcext:value-type="float">
            <text:p>7380.03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/>
          <table:table-cell office:value-type="float" office:value="56568" calcext:value-type="float">
            <text:p>56568</text:p>
          </table:table-cell>
          <table:table-cell table:number-columns-repeated="2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/>
          <table:table-cell office:value-type="float" office:value="6915.68" calcext:value-type="float">
            <text:p>6915.68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/>
          <table:table-cell office:value-type="float" office:value="54855" calcext:value-type="float">
            <text:p>5485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/>
          <table:table-cell office:value-type="float" office:value="6633.35" calcext:value-type="float">
            <text:p>6633.35</text:p>
          </table:table-cell>
          <table:table-cell/>
          <table:table-cell table:formula="of:=([.C20]+[.C21]+[.C22]+[.C23]+[.C24])/5" office:value-type="float" office:value="6583.218" calcext:value-type="float">
            <text:p>6583.21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float" office:value="63412" calcext:value-type="float">
            <text:p>63412</text:p>
          </table:table-cell>
          <table:table-cell table:number-columns-repeated="2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/>
          <table:table-cell office:value-type="float" office:value="6485.84" calcext:value-type="float">
            <text:p>6485.8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office:value-type="float" office:value="64568" calcext:value-type="float">
            <text:p>64568</text:p>
          </table:table-cell>
          <table:table-cell table:number-columns-repeated="2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/>
          <table:table-cell office:value-type="float" office:value="6633.35" calcext:value-type="float">
            <text:p>6633.35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office:value-type="float" office:value="60132" calcext:value-type="float">
            <text:p>60132</text:p>
          </table:table-cell>
          <table:table-cell table:number-columns-repeated="2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/>
          <table:table-cell office:value-type="float" office:value="6445.99" calcext:value-type="float">
            <text:p>6445.9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office:value-type="float" office:value="62544" calcext:value-type="float">
            <text:p>62544</text:p>
          </table:table-cell>
          <table:table-cell table:number-columns-repeated="2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/>
          <table:table-cell office:value-type="float" office:value="6717.56" calcext:value-type="float">
            <text:p>6717.56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office:value-type="float" office:value="59002" calcext:value-type="float">
            <text:p>5900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/>
          <table:table-cell office:value-type="float" office:value="6125.08" calcext:value-type="float">
            <text:p>6125.08</text:p>
          </table:table-cell>
          <table:table-cell/>
          <table:table-cell table:formula="of:=([.C26]+[.C27]+[.C28]+[.C29]+[.C30])/5" office:value-type="float" office:value="6229.55" calcext:value-type="float">
            <text:p>6229.55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office:value-type="float" office:value="78544" calcext:value-type="float">
            <text:p>78544</text:p>
          </table:table-cell>
          <table:table-cell table:number-columns-repeated="2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/>
          <table:table-cell office:value-type="float" office:value="5832.33" calcext:value-type="float">
            <text:p>5832.33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/>
          <table:table-cell office:value-type="float" office:value="66510" calcext:value-type="float">
            <text:p>66510</text:p>
          </table:table-cell>
          <table:table-cell table:number-columns-repeated="2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/>
          <table:table-cell office:value-type="float" office:value="6623.79" calcext:value-type="float">
            <text:p>6623.79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/>
          <table:table-cell office:value-type="float" office:value="70202" calcext:value-type="float">
            <text:p>70202</text:p>
          </table:table-cell>
          <table:table-cell table:number-columns-repeated="2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/>
          <table:table-cell office:value-type="float" office:value="6656.98" calcext:value-type="float">
            <text:p>6656.98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/>
          <table:table-cell office:value-type="float" office:value="61705" calcext:value-type="float">
            <text:p>61705</text:p>
          </table:table-cell>
          <table:table-cell table:number-columns-repeated="2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/>
          <table:table-cell office:value-type="float" office:value="5909.57" calcext:value-type="float">
            <text:p>5909.57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/>
          <table:table-cell office:value-type="float" office:value="69526" calcext:value-type="float">
            <text:p>6952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/>
          <table:table-cell office:value-type="float" office:value="5462.83" calcext:value-type="float">
            <text:p>5462.83</text:p>
          </table:table-cell>
          <table:table-cell/>
          <table:table-cell table:formula="of:=([.C32]+[.C33]+[.C34]+[.C35]+[.C36])/5" office:value-type="float" office:value="5552.444" calcext:value-type="float">
            <text:p>5552.444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/>
          <table:table-cell office:value-type="float" office:value="69045" calcext:value-type="float">
            <text:p>69045</text:p>
          </table:table-cell>
          <table:table-cell table:number-columns-repeated="2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/>
          <table:table-cell office:value-type="float" office:value="5424.87" calcext:value-type="float">
            <text:p>5424.87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/>
          <table:table-cell office:value-type="float" office:value="89051" calcext:value-type="float">
            <text:p>89051</text:p>
          </table:table-cell>
          <table:table-cell table:number-columns-repeated="2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/>
          <table:table-cell office:value-type="float" office:value="5561.21" calcext:value-type="float">
            <text:p>5561.21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/>
          <table:table-cell office:value-type="float" office:value="83045" calcext:value-type="float">
            <text:p>83045</text:p>
          </table:table-cell>
          <table:table-cell table:number-columns-repeated="2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/>
          <table:table-cell office:value-type="float" office:value="5563.31" calcext:value-type="float">
            <text:p>5563.31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/>
          <table:table-cell office:value-type="float" office:value="77855" calcext:value-type="float">
            <text:p>77855</text:p>
          </table:table-cell>
          <table:table-cell table:number-columns-repeated="2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/>
          <table:table-cell office:value-type="float" office:value="5750" calcext:value-type="float">
            <text:p>5750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/>
          <table:table-cell office:value-type="float" office:value="78058" calcext:value-type="float">
            <text:p>780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/>
          <table:table-cell office:value-type="float" office:value="4807.67" calcext:value-type="float">
            <text:p>4807.67</text:p>
          </table:table-cell>
          <table:table-cell/>
          <table:table-cell table:formula="of:=([.C38]+[.C39]+[.C40]+[.C41]+[.C42])/5" office:value-type="float" office:value="5097.94" calcext:value-type="float">
            <text:p>5097.94</text:p>
          </table:table-cell>
          <table:table-cell table:number-columns-repeated="7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/>
          <table:table-cell office:value-type="float" office:value="4971.97" calcext:value-type="float">
            <text:p>4971.97</text:p>
          </table:table-cell>
          <table:table-cell table:number-columns-repeated="9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/>
          <table:table-cell office:value-type="float" office:value="4807.67" calcext:value-type="float">
            <text:p>4807.67</text:p>
          </table:table-cell>
          <table:table-cell table:number-columns-repeated="9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/>
          <table:table-cell office:value-type="float" office:value="5276.93" calcext:value-type="float">
            <text:p>5276.93</text:p>
          </table:table-cell>
          <table:table-cell table:number-columns-repeated="9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/>
          <table:table-cell office:value-type="float" office:value="5625.46" calcext:value-type="float">
            <text:p>5625.46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/>
          <table:table-cell office:value-type="float" office:value="4397.84" calcext:value-type="float">
            <text:p>4397.84</text:p>
          </table:table-cell>
          <table:table-cell/>
          <table:table-cell table:formula="of:=([.C44]+[.C45]+[.C46]+[.C47]+[.C48])/5" office:value-type="float" office:value="4404.902" calcext:value-type="float">
            <text:p>4404.902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office:value-type="float" office:value="82473" calcext:value-type="float">
            <text:p>82473</text:p>
          </table:table-cell>
          <table:table-cell table:number-columns-repeated="2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/>
          <table:table-cell office:value-type="float" office:value="4116.27" calcext:value-type="float">
            <text:p>4116.27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/>
          <table:table-cell office:value-type="float" office:value="75211" calcext:value-type="float">
            <text:p>75211</text:p>
          </table:table-cell>
          <table:table-cell table:number-columns-repeated="2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/>
          <table:table-cell office:value-type="float" office:value="4515.06" calcext:value-type="float">
            <text:p>4515.06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/>
          <table:table-cell office:value-type="float" office:value="74234" calcext:value-type="float">
            <text:p>74234</text:p>
          </table:table-cell>
          <table:table-cell table:number-columns-repeated="2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/>
          <table:table-cell office:value-type="float" office:value="4417.01" calcext:value-type="float">
            <text:p>4417.01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/>
          <table:table-cell office:value-type="float" office:value="78095" calcext:value-type="float">
            <text:p>78095</text:p>
          </table:table-cell>
          <table:table-cell table:number-columns-repeated="2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/>
          <table:table-cell office:value-type="float" office:value="4578.33" calcext:value-type="float">
            <text:p>4578.33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/>
          <table:table-cell office:value-type="float" office:value="79054" calcext:value-type="float">
            <text:p>790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3045.07" calcext:value-type="float">
            <text:p>3045.07</text:p>
          </table:table-cell>
          <table:table-cell/>
          <table:table-cell table:formula="of:=([.C50]+[.C51]+[.C52]+[.C53]+[.C54])/5" office:value-type="float" office:value="2900.926" calcext:value-type="float">
            <text:p>2900.926</text:p>
          </table:table-cell>
          <table:table-cell table:number-columns-repeated="7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2630.17" calcext:value-type="float">
            <text:p>2630.17</text:p>
          </table:table-cell>
          <table:table-cell table:number-columns-repeated="9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2644.38" calcext:value-type="float">
            <text:p>2644.38</text:p>
          </table:table-cell>
          <table:table-cell table:number-columns-repeated="9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3135.28" calcext:value-type="float">
            <text:p>3135.28</text:p>
          </table:table-cell>
          <table:table-cell table:number-columns-repeated="9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/>
          <table:table-cell office:value-type="float" office:value="3049.73" calcext:value-type="float">
            <text:p>3049.7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639.56" calcext:value-type="float">
            <text:p>1639.56</text:p>
          </table:table-cell>
          <table:table-cell/>
          <table:table-cell table:formula="of:=([.C56]+[.C57]+[.C58]+[.C59]+[.C60])/5" office:value-type="float" office:value="1656.752" calcext:value-type="float">
            <text:p>1656.752</text:p>
          </table:table-cell>
          <table:table-cell table:number-columns-repeated="7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697.42" calcext:value-type="float">
            <text:p>1697.42</text:p>
          </table:table-cell>
          <table:table-cell table:number-columns-repeated="9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460.46" calcext:value-type="float">
            <text:p>1460.46</text:p>
          </table:table-cell>
          <table:table-cell table:number-columns-repeated="9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740.95" calcext:value-type="float">
            <text:p>1740.95</text:p>
          </table:table-cell>
          <table:table-cell table:number-columns-repeated="9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/>
          <table:table-cell office:value-type="float" office:value="1745.37" calcext:value-type="float">
            <text:p>1745.3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5:59:16.541305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3:04:44.711388287</meta:creation-date>
    <dc:date>2014-10-28T16:20:45.804118591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186" meta:object-count="0"/>
  </office:meta>
</office:document-meta>
</file>